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cm" svg:height="7cm" svg:x="3.7cm" svg:y="1.1cm">
          <text:p text:style-name="P1"><text:span text:style-name="T1">Ship</text:span></text:p>
          <text:p text:style-name="P1"><text:span text:style-name="T2">health</text:span></text:p>
          <text:p text:style-name="P1">position</text:p>
          <text:p text:style-name="P1">velocity</text:p>
          <text:p text:style-name="P1"/>
          <text:p text:style-name="P1">Move</text:p>
          <text:p text:style-name="P1">Shot</text:p>
          <text:p text:style-name="P1">Die</text:p>
          <text:p text:style-name="P1">Colli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4.5cm" svg:height="7.1cm" svg:x="11.4cm" svg:y="1.2cm">
          <text:p text:style-name="P1"><text:span text:style-name="T1">Weapon</text:span></text:p>
          <text:p text:style-name="P1">ammo</text:p>
          <text:p text:style-name="P1">upgrade mode</text:p>
          <text:p text:style-name="P1">refire delay</text:p>
          <text:p text:style-name="P1"/>
          <text:p text:style-name="P1">Fire</text:p>
          <text:p text:style-name="P1">Upgrade</text:p>
          <text:p text:style-name="P1">Collect Am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8.7cm" svg:y1="4.6cm" svg:x2="11.4cm" svg:y2="4.75cm" draw:start-shape="id1" draw:start-glue-point="1" draw:end-shape="id2" svg:d="m8700 4600h1351v150h1349" svg:viewBox="0 0 2701 151">
          <text:p/>
        </draw:connector>
        <draw:custom-shape draw:style-name="gr1" draw:text-style-name="P2" draw:layer="layout" svg:width="5.5cm" svg:height="6.7cm" svg:x="15.4cm" svg:y="20.1cm">
          <text:p text:style-name="P1"><text:span text:style-name="T1">Level</text:span></text:p>
          <text:p text:style-name="P1"><text:span text:style-name="T2">scroll speed</text:span></text:p>
          <text:p text:style-name="P1"><text:span text:style-name="T2">Score</text:span></text:p>
          <text:p text:style-name="P1"><text:span text:style-name="T2">music</text:span></text:p>
          <text:p text:style-name="P1"><text:span text:style-name="T2"/></text:p>
          <text:p text:style-name="P1"><text:span text:style-name="T2">Scroll</text:span></text:p>
          <text:p text:style-name="P1"><text:span text:style-name="T2">Add points</text:span></text:p>
          <text:p text:style-name="P1"><text:span text:style-name="T2">Spawn enemy</text:span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5.5cm" svg:height="6cm" svg:x="0.9cm" svg:y="10.1cm">
          <text:p text:style-name="P1"><text:span text:style-name="T1">Enemy</text:span></text:p>
          <text:p text:style-name="P1"/>
          <text:p text:style-name="P1">A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6.2cm" svg:y1="8.1cm" svg:x2="3.65cm" svg:y2="10.1cm" draw:start-shape="id1" draw:start-glue-point="2" draw:end-shape="id3" draw:end-glue-point="0" svg:d="m6200 8100v1001h-2550v999" svg:viewBox="0 0 2551 2001">
          <text:p/>
        </draw:connector>
        <draw:custom-shape draw:style-name="gr1" draw:text-style-name="P1" xml:id="id4" draw:id="id4" draw:layer="layout" svg:width="5.4cm" svg:height="5.4cm" svg:x="8.6cm" svg:y="10.5cm">
          <text:p text:style-name="P1"><text:span text:style-name="T1">Player Ship</text:span></text:p>
          <text:p text:style-name="P1"/>
          <text:p text:style-name="P1">Pickup upgrades</text:p>
          <text:p text:style-name="P1">Pickup am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6.2cm" svg:y1="8.1cm" svg:x2="11.3cm" svg:y2="10.5cm" draw:start-shape="id1" draw:start-glue-point="2" draw:end-shape="id4" svg:d="m6200 8100v1201h5100v1199" svg:viewBox="0 0 5101 2401">
          <text:p/>
        </draw:connector>
        <draw:custom-shape draw:style-name="gr1" draw:text-style-name="P2" xml:id="id5" draw:id="id5" draw:layer="layout" svg:width="4.1cm" svg:height="6.6cm" svg:x="23cm" svg:y="1.5cm">
          <text:p text:style-name="P1"><text:span text:style-name="T1">Projectile</text:span></text:p>
          <text:p text:style-name="P1"><text:span text:style-name="T1"/></text:p>
          <text:p text:style-name="P1"><text:span text:style-name="T2">Coll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5.9cm" svg:y1="4.75cm" svg:x2="23cm" svg:y2="4.8cm" draw:start-shape="id2" draw:start-glue-point="1" draw:end-shape="id5" svg:d="m15900 4750h3551v50h3549" svg:viewBox="0 0 7101 51">
          <text:p/>
        </draw:connector>
        <draw:custom-shape draw:style-name="gr1" draw:text-style-name="P1" xml:id="id6" draw:id="id6" draw:layer="layout" svg:width="6.8cm" svg:height="3.9cm" svg:x="21.8cm" svg:y="10.4cm">
          <text:p text:style-name="P1"><text:span text:style-name="T1">Beam</text:span></text:p>
          <text:p text:style-name="P1"/>
          <text:p text:style-name="P1">Colli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5.9cm" svg:y1="4.75cm" svg:x2="21.8cm" svg:y2="12.35cm" draw:start-shape="id2" draw:start-glue-point="1" draw:end-shape="id6" draw:end-glue-point="3" svg:d="m15900 4750h2951v7600h2949" svg:viewBox="0 0 5901 7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0T15:25:31.721000000</meta:creation-date>
    <dc:date>2014-01-20T16:13:29.405000000</dc:date>
    <meta:editing-duration>PT2M23S</meta:editing-duration>
    <meta:editing-cycles>1</meta:editing-cycles>
    <meta:document-statistic meta:object-count="12"/>
    <meta:generator>LibreOffice/4.1.4.2$Windows_x86 LibreOffice_project/0a0440ccc0227ad9829de5f46be37cfb6edcf72</meta:generator>
  </office:meta>
</office:document-meta>
</file>